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inopsis de LA NUEVA ESPAÑA MUSULMANA</text:p>
      <text:p text:style-name="Preformatted_20_Text">La inmigración islámica llena las calles de las ciudades de España. La obra analiza este nuevo perfil social y las vías de convivencia entre las dos culturas. Desde el polémico tema del velo en la mujer, hasta el emplazamiento de mezquitas, un mapa cultural y religioso que se remonta a la expulsión de los musulmanes hasta la actualidad, en que se describe el proceso inverso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2" meta:word-count="71" meta:character-count="414" meta:non-whitespace-character-count="345"/>
    <meta:generator>LibreOffice/6.4.7.2$Linux_X86_64 LibreOffice_project/40$Build-2</meta:generator>
  </office:meta>
</office:document-meta>
</file>